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51883333333333cm" style:use-optimal-column-width="true"/>
    </style:style>
    <style:style style:name="co3" style:family="table-column">
      <style:table-column-properties fo:break-before="auto" style:column-width="3.91583333333333cm" style:use-optimal-column-width="true"/>
    </style:style>
    <style:style style:name="co4" style:family="table-column">
      <style:table-column-properties fo:break-before="auto" style:column-width="5.54566666666667cm" style:use-optimal-column-width="true"/>
    </style:style>
    <style:style style:name="co5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Gráfico 1" svg:x="5.87625in" svg:y="0.33528in" svg:width="5.12375in" svg:height="3.54292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79" table:default-cell-style-name="ce1"/>
        <table:table-row table:style-name="ro1">
          <table:table-cell office:value-type="string" table:style-name="ce1">
            <text:p>TSIM</text:p>
          </table:table-cell>
          <table:table-cell office:value-type="float" office:value="1000" table:style-name="ce1">
            <text:p>1000</text:p>
          </table:table-cell>
          <table:table-cell table:number-columns-repeated="2" table:style-name="ce1"/>
          <table:table-cell office:value-type="string" table:style-name="ce2">
            <text:p>tiempo y camino libre medio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ADIUS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ONTAINER</text:p>
          </table:table-cell>
          <table:table-cell office:value-type="string" table:style-name="ce1">
            <text:p>100*100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NUM_PARTICLES</text:p>
          </table:table-cell>
          <table:table-cell office:value-type="string" table:style-name="ce1">
            <text:p>tiempo libre</text:p>
          </table:table-cell>
          <table:table-cell office:value-type="string" table:style-name="ce1">
            <text:p>camino libre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0.13993381869343899" table:style-name="ce1">
            <text:p>0,139933819</text:p>
          </table:table-cell>
          <table:table-cell office:value-type="string" table:style-name="ce1">
            <text:p>0.536843203526376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9.5442228988501798E-2" table:style-name="ce1">
            <text:p>0,095442229</text:p>
          </table:table-cell>
          <table:table-cell office:value-type="string" table:style-name="ce1">
            <text:p>0.386952215029196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7.3468020539357401E-2" table:style-name="ce1">
            <text:p>0,073468021</text:p>
          </table:table-cell>
          <table:table-cell office:value-type="string" table:style-name="ce1">
            <text:p>0.29786461403544084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5.93369552613889E-2" table:style-name="ce1">
            <text:p>0,059336955</text:p>
          </table:table-cell>
          <table:table-cell office:value-type="string" table:style-name="ce1">
            <text:p>0.22939262181899067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4.53722256321729E-2" table:style-name="ce1">
            <text:p>0,045372226</text:p>
          </table:table-cell>
          <table:table-cell office:value-type="string" table:style-name="ce1">
            <text:p>0.18871211769540178<text:s/>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3.8341354479555299E-2" table:style-name="ce1">
            <text:p>0,038341354</text:p>
          </table:table-cell>
          <table:table-cell office:value-type="string" table:style-name="ce1">
            <text:p>0.15390994043771467<text:s/>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3.18132785483854E-2" table:style-name="ce1">
            <text:p>0,031813279</text:p>
          </table:table-cell>
          <table:table-cell office:value-type="string" table:style-name="ce1">
            <text:p>0.12831901158348666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2.5830457414469401E-2" table:style-name="ce1">
            <text:p>0,025830457</text:p>
          </table:table-cell>
          <table:table-cell office:value-type="string" table:style-name="ce1">
            <text:p>0.10710041995309928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2.4293865868724E-2" table:style-name="ce1">
            <text:p>0,024293866</text:p>
          </table:table-cell>
          <table:table-cell office:value-type="string" table:style-name="ce1">
            <text:p>0.09327168315750799<text:s/>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2.0020060575970201E-2" table:style-name="ce1">
            <text:p>0,020020061</text:p>
          </table:table-cell>
          <table:table-cell office:value-type="string" table:style-name="ce1">
            <text:p>0.08119243247499497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1.7709371990365399E-2" table:style-name="ce1">
            <text:p>0,017709372</text:p>
          </table:table-cell>
          <table:table-cell office:value-type="string" table:style-name="ce1">
            <text:p>0.07082434281835434</text:p>
          </table:table-cell>
          <table:table-cell table:number-columns-repeated="16380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dc:creator>Isabella Martinez</dc:creator>
    <meta:creation-date>2019-11-22T10:42:42Z</meta:creation-date>
    <dc:date>2019-11-25T01:48:12Z</dc:date>
    <meta:editing-cycles>1</meta:editing-cycles>
    <meta:editing-duration>PT42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solid" svg:stroke-width="0.02083in" svg:stroke-color="#4472c4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E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55.09pt" svg:width="368.91pt" chart:style-name="Crt0">
        <chart:title chart:style-name="CT00">
          <text:p text:style-name="a0" text:class-names="" text:cond-style-name="">Tiempo libre medio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iempo libre medio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Número de partículas</text:p>
            </chart:title>
          </chart:axis>
          <chart:series chart:values-cell-range-address="Sheet1.$C$5:.$C$15" chart:class="chart:scatter" chart:attached-axis="primary-y" chart:style-name="G0S0">
            <chart:domain table:cell-range-address="Sheet1.$B$5:.$B$15"/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